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" style:family="paragraph" style:parent-style-name="Footer">
      <style:text-properties style:font-name="arial" fo:font-size="10pt" officeooo:rsid="000ff372" officeooo:paragraph-rsid="000ff372" style:font-size-asian="8.75pt" style:font-size-complex="10pt"/>
    </style:style>
    <style:style style:name="P3" style:family="paragraph" style:parent-style-name="Standard">
      <style:text-properties style:font-name="arial" fo:font-weight="bold" officeooo:rsid="0013740e" officeooo:paragraph-rsid="0013740e" style:font-weight-asian="bold" style:font-weight-complex="bold"/>
    </style:style>
    <style:style style:name="P4" style:family="paragraph" style:parent-style-name="Standard">
      <style:text-properties style:font-name="arial" fo:font-weight="bold" officeooo:rsid="00149160" officeooo:paragraph-rsid="00149160" style:font-weight-asian="bold" style:font-weight-complex="bold"/>
    </style:style>
    <style:style style:name="P5" style:family="paragraph" style:parent-style-name="Standard">
      <style:text-properties style:font-name="arial" fo:font-weight="bold" officeooo:rsid="00149160" officeooo:paragraph-rsid="00169ad3" style:font-weight-asian="bold" style:font-weight-complex="bold"/>
    </style:style>
    <style:style style:name="P6" style:family="paragraph" style:parent-style-name="Standard">
      <style:text-properties style:font-name="arial" fo:font-weight="bold" officeooo:rsid="0013740e" officeooo:paragraph-rsid="0013740e" style:font-weight-asian="bold" style:font-weight-complex="bold"/>
    </style:style>
    <style:style style:name="P7" style:family="paragraph" style:parent-style-name="Standard">
      <style:text-properties style:font-name="arial" fo:font-weight="bold" officeooo:rsid="00169ad3" officeooo:paragraph-rsid="00169ad3" style:font-weight-asian="bold" style:font-weight-complex="bold"/>
    </style:style>
    <style:style style:name="P8" style:family="paragraph" style:parent-style-name="Standard">
      <style:text-properties style:font-name="arial" fo:font-weight="normal" officeooo:rsid="00169ad3" officeooo:paragraph-rsid="00169ad3" style:font-weight-asian="normal" style:font-weight-complex="normal"/>
    </style:style>
    <style:style style:name="P9" style:family="paragraph" style:parent-style-name="Standard">
      <style:text-properties style:font-name="arial" officeooo:rsid="0013740e" officeooo:paragraph-rsid="0013740e"/>
    </style:style>
    <style:style style:name="T1" style:family="text">
      <style:text-properties officeooo:rsid="00115399"/>
    </style:style>
    <style:style style:name="T2" style:family="text">
      <style:text-properties officeooo:rsid="000ff3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ad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cetos</text:p>
      <text:p text:style-name="P3"/>
      <text:p text:style-name="P8">El boceto se encuentra en la carpeta de la práctica “Bocetos.pdf”.</text:p>
      <text:p text:style-name="P9"/>
      <text:p text:style-name="P4">Tipografía:</text:p>
      <text:p text:style-name="P4"/>
      <text:p text:style-name="P5">- <text:span text:style-name="T3">Para encabezados y títulos he elegido </text:span><text:span text:style-name="T4">roboto, </text:span><text:span text:style-name="T3">es una de las más utilizadas de google fonts. Es una fuente moderna, limpia y fácil de leer.</text:span></text:p>
      <text:p text:style-name="P4"><text:span text:style-name="T3"/></text:p>
      <text:p text:style-name="P5">- <text:span text:style-name="T3">Para el resto de texto he elegido </text:span><text:span text:style-name="T4">montserrat</text:span><text:span text:style-name="T3">, ya que, tiene un buen equilibrio entre elegancia y legibilidad.</text:span></text:p>
      <text:p text:style-name="P5"><text:span text:style-name="T3"/></text:p>
      <text:p text:style-name="P7">Color: <text:span text:style-name="T3"><text:line-break/>Mi paleta se compone básicamente de estos colores:</text:span></text:p>
      <text:p text:style-name="P7"><text:span text:style-name="T3"/></text:p>
      <text:p text:style-name="P7"><text:s text:c="4"/>--azul-principal:#001f3f;</text:p>
      <text:p text:style-name="P7"><text:s text:c="4"/>--fondo-blanco:#ffffff;</text:p>
      <text:p text:style-name="P7"><text:s text:c="4"/>--color-txt: #333333;</text:p>
      <text:p text:style-name="P7"><text:s text:c="4"/>--color-titulos: <text:s/>#000000;</text:p>
      <text:p text:style-name="P7"><text:span text:style-name="T3"/></text:p>
      <text:p text:style-name="P7"><text:span text:style-name="T3">Para el nav los títulos y el botón del formulario le he dado un tono azul. Dicho color en general, es un buen color para páginas web porque se asocia con confianza y profesionalismo, es fácil de ver, relajante y versátil para diferentes industrias. Además, tiene un atractivo universal y ofrece buen contraste.</text:span></text:p>
      <text:p text:style-name="P7"><text:span text:style-name="T3"/></text:p>
      <text:p text:style-name="P7"><text:span text:style-name="T3">Para el resto del contenido me he decantado por colores claros, proporciona una sensación de frescura, mejora la visibilidad del texto y enfoca la atención en el contenido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MP2" style:family="paragraph" style:parent-style-name="Footer">
      <style:text-properties style:font-name="arial" fo:font-size="10pt" officeooo:rsid="000ff372" officeooo:paragraph-rsid="000ff372" style:font-size-asian="8.75pt" style:font-size-complex="10pt"/>
    </style:style>
    <style:style style:name="MT1" style:family="text">
      <style:text-properties officeooo:rsid="00115399"/>
    </style:style>
    <style:style style:name="MT2" style:family="text">
      <style:text-properties officeooo:rsid="000ff3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actica <text:span text:style-name="MT1">CV</text:span>. <text:span text:style-name="MT1">Diseño de interfaces web</text:span><text:tab/><text:tab/><text:span text:style-name="MT2">2º DAW</text:span></text:p>
      </style:header>
      <style:footer>
        <text:p text:style-name="MP2">I.E.S Cristóbal de Monroy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6:15:02.614538328</meta:creation-date>
    <dc:date>2023-11-14T15:07:38.686000000</dc:date>
    <meta:editing-duration>PT1H7M35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4" meta:word-count="171" meta:character-count="1059" meta:non-whitespace-character-count="886"/>
  </office:meta>
</office:document-meta>
</file>